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YAJAHUANCA CHINCHAY, WILLIAM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32009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2086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AJAHUANCA CHINCHAY, WILLIAM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2009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2086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2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1/2021</text:p>
          </table:table-cell>
          <table:table-cell table:style-name="Tabla2.A3" office:value-type="string">
            <text:p text:style-name="P22">5752451</text:p>
          </table:table-cell>
          <table:table-cell table:style-name="Tabla2.D3" office:value-type="string">
            <text:p text:style-name="P23">12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7:50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